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D1000000F16CB7654E202A0B4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25in" fo:margin-left="0.0069in" fo:margin-top="0in" fo:margin-bottom="0in" table:align="left" style:writing-mode="lr-tb"/>
    </style:style>
    <style:style style:name="Table1.A" style:family="table-column">
      <style:table-column-properties style:column-width="1.8326in"/>
    </style:style>
    <style:style style:name="Table1.B" style:family="table-column">
      <style:table-column-properties style:column-width="4.4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B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2681in" fo:margin-left="0.0069in" fo:margin-top="0in" fo:margin-bottom="0in" table:align="left" style:writing-mode="lr-tb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1pt solid #000000"/>
    </style:style>
    <style:style style:name="P1" style:family="paragraph" style:parent-style-name="normal">
      <style:paragraph-properties fo:line-height="115%"/>
    </style:style>
    <style:style style:name="P2" style:family="paragraph" style:parent-style-name="normal">
      <style:paragraph-properties fo:line-height="115%" fo:orphans="0" fo:widows="0"/>
    </style:style>
    <style:style style:name="P3" style:family="paragraph" style:parent-style-name="normal">
      <style:paragraph-properties fo:margin-left="0in" fo:margin-right="0in" fo:line-height="115%" fo:text-indent="0in" style:auto-text-indent="false"/>
    </style:style>
    <style:style style:name="P4" style:family="paragraph" style:parent-style-name="normal">
      <style:paragraph-properties fo:text-align="justify" style:justify-single-word="false" fo:orphans="0" fo:widows="0"/>
    </style:style>
    <style:style style:name="P5" style:family="paragraph" style:parent-style-name="normal">
      <style:paragraph-properties fo:line-height="100%" fo:text-align="end" style:justify-single-word="false" fo:orphans="0" fo:widows="0"/>
    </style:style>
    <style:style style:name="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P7" style:family="paragraph" style:parent-style-name="Heading_20_2">
      <style:paragraph-properties fo:margin-top="0.1945in" fo:margin-bottom="0in" style:contextual-spacing="false" fo:line-height="100%" fo:keep-together="auto" fo:break-before="page" fo:keep-with-next="auto"/>
    </style:style>
    <style:style style:name="P8" style:family="paragraph" style:parent-style-name="Heading_20_3">
      <style:paragraph-properties fo:margin-top="0.1665in" fo:margin-bottom="0.028in" style:contextual-spacing="false" fo:line-height="100%" fo:keep-together="auto" fo:keep-with-next="auto"/>
    </style:style>
    <style:style style:name="P9" style:family="paragraph" style:parent-style-name="normal">
      <style:paragraph-properties fo:margin-top="0.1665in" fo:margin-bottom="0.1665in" style:contextual-spacing="false" fo:line-height="100%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3">
      <style:paragraph-properties fo:margin-left="0in" fo:margin-right="0in" fo:margin-top="0.1945in" fo:margin-bottom="0.028in" style:contextual-spacing="false" fo:line-height="100%" fo:keep-together="auto" fo:text-indent="0in" style:auto-text-indent="false" fo:keep-with-next="auto"/>
      <style:text-properties fo:color="#000000" loext:opacity="100%" style:font-name="Calibri" fo:font-size="13pt" fo:font-weight="bold" style:font-name-asian="Calibri1" style:font-size-asian="13pt" style:font-weight-asian="bold" style:font-name-complex="Calibri1" style:font-size-complex="13pt"/>
    </style:style>
    <style:style style:name="P12" style:family="paragraph" style:parent-style-name="Heading_20_3">
      <style:paragraph-properties fo:keep-together="auto" fo:keep-with-next="auto"/>
    </style:style>
    <style:style style:name="P13" style:family="paragraph" style:parent-style-name="normal">
      <style:paragraph-properties fo:line-height="115%"/>
      <style:text-properties style:font-name="Calibri" fo:font-size="1pt" style:font-name-asian="Calibri1" style:font-size-asian="1pt" style:font-name-complex="Calibri1" style:font-size-complex="1pt"/>
    </style:style>
    <style:style style:name="P14" style:family="paragraph" style:parent-style-name="normal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15" style:family="paragraph" style:parent-style-name="normal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16" style:family="paragraph" style:parent-style-name="normal">
      <style:paragraph-properties fo:line-height="100%" fo:orphans="0" fo:widows="0"/>
      <style:text-properties style:font-name="Calibri" fo:font-weight="bold" officeooo:rsid="00191d70" officeooo:paragraph-rsid="00191d70" style:font-name-asian="Calibri1" style:font-weight-asian="bold" style:font-name-complex="Calibri1"/>
    </style:style>
    <style:style style:name="P17" style:family="paragraph" style:parent-style-name="normal">
      <style:paragraph-properties fo:line-height="115%"/>
      <style:text-properties style:font-name="Calibri" style:font-name-asian="Calibri1" style:font-name-complex="Calibri1"/>
    </style:style>
    <style:style style:name="P18" style:family="paragraph" style:parent-style-name="normal">
      <style:text-properties style:font-name="Calibri" style:font-name-asian="Calibri1" style:font-name-complex="Calibri1"/>
    </style:style>
    <style:style style:name="P19" style:family="paragraph" style:parent-style-name="normal">
      <style:paragraph-properties fo:margin-left="1in" fo:margin-right="0in" fo:text-indent="0in" style:auto-text-indent="false"/>
      <style:text-properties style:font-name="Calibri" style:font-name-asian="Calibri1" style:font-name-complex="Calibri1"/>
    </style:style>
    <style:style style:name="P20" style:family="paragraph" style:parent-style-name="normal">
      <style:paragraph-properties fo:margin-left="0in" fo:margin-right="0in" fo:text-indent="0in" style:auto-text-indent="false"/>
      <style:text-properties style:font-name="Calibri" style:font-name-asian="Calibri1" style:font-name-complex="Calibri1"/>
    </style:style>
    <style:style style:name="P21" style:family="paragraph" style:parent-style-name="normal">
      <style:paragraph-properties fo:margin-left="0in" fo:margin-right="0in" fo:line-height="115%" fo:text-indent="0in" style:auto-text-indent="false"/>
      <style:text-properties fo:color="#434343" loext:opacity="100%" style:font-name="Calibri" style:font-name-asian="Calibri1" style:font-name-complex="Calibri1"/>
    </style:style>
    <style:style style:name="P22" style:family="paragraph" style:parent-style-name="normal">
      <loext:graphic-properties draw:fill="solid" draw:fill-color="#1f1f1f"/>
      <style:paragraph-properties fo:line-height="135%" fo:background-color="#1f1f1f"/>
    </style:style>
    <style:style style:name="P23" style:family="paragraph" style:parent-style-name="normal">
      <style:paragraph-properties fo:text-align="center" style:justify-single-word="false"/>
    </style:style>
    <style:style style:name="P24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style:font-size-asian="9pt" style:font-size-complex="9pt"/>
    </style:style>
    <style:style style:name="P26" style:family="paragraph" style:parent-style-name="normal">
      <style:paragraph-properties fo:line-height="100%" fo:orphans="0" fo:widows="0"/>
      <style:text-properties fo:font-size="9pt" style:font-size-asian="9pt" style:font-size-complex="9pt"/>
    </style:style>
    <style:style style:name="P27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P28" style:family="paragraph" style:parent-style-name="normal" style:list-style-name="WWNum7">
      <style:paragraph-properties fo:margin-left="0.5in" fo:margin-right="0in" fo:line-height="115%" fo:text-indent="-0.25in" style:auto-text-indent="false"/>
    </style:style>
    <style:style style:name="P29" style:family="paragraph" style:parent-style-name="normal" style:list-style-name="WWNum2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0" style:family="paragraph" style:parent-style-name="normal" style:list-style-name="WWNum2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1" style:family="paragraph" style:parent-style-name="normal" style:list-style-name="WWNum5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2" style:family="paragraph" style:parent-style-name="normal" style:list-style-name="WWNum5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3" style:family="paragraph" style:parent-style-name="normal" style:list-style-name="WWNum5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4" style:family="paragraph" style:parent-style-name="normal" style:list-style-name="WWNum11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35" style:family="paragraph" style:parent-style-name="normal" style:list-style-name="WWNum11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6" style:family="paragraph" style:parent-style-name="normal" style:list-style-name="WWNum11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37" style:family="paragraph" style:parent-style-name="normal" style:list-style-name="WWNum4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38" style:family="paragraph" style:parent-style-name="normal" style:list-style-name="WWNum4">
      <style:paragraph-properties fo:margin-left="0.5in" fo:margin-right="0in" fo:margin-top="0in" fo:margin-bottom="0.1665in" style:contextual-spacing="false" fo:line-height="100%" fo:text-indent="-0.25in" style:auto-text-indent="false"/>
    </style:style>
    <style:style style:name="P39" style:family="paragraph" style:parent-style-name="normal" style:list-style-name="WWNum8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0" style:family="paragraph" style:parent-style-name="normal" style:list-style-name="WWNum8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1" style:family="paragraph" style:parent-style-name="normal" style:list-style-name="WWNum10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2" style:family="paragraph" style:parent-style-name="normal" style:list-style-name="WWNum10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3" style:family="paragraph" style:parent-style-name="normal" style:list-style-name="WWNum9">
      <style:paragraph-properties fo:margin-left="0.5in" fo:margin-right="0in" fo:margin-top="0.1665in" fo:margin-bottom="0in" style:contextual-spacing="false" fo:line-height="100%" fo:text-indent="-0.25in" style:auto-text-indent="false"/>
    </style:style>
    <style:style style:name="P44" style:family="paragraph" style:parent-style-name="normal" style:list-style-name="WWNum9">
      <style:paragraph-properties fo:margin-left="0.5in" fo:margin-right="0in" fo:margin-top="0in" fo:margin-bottom="0in" style:contextual-spacing="false" fo:line-height="100%" fo:text-indent="-0.25in" style:auto-text-indent="false"/>
    </style:style>
    <style:style style:name="P45" style:family="paragraph" style:parent-style-name="normal" style:list-style-name="WWNum9">
      <style:paragraph-properties fo:margin-left="1in" fo:margin-right="0in" fo:margin-top="0in" fo:margin-bottom="0in" style:contextual-spacing="false" fo:line-height="100%" fo:text-indent="-0.25in" style:auto-text-indent="false"/>
    </style:style>
    <style:style style:name="P46" style:family="paragraph" style:parent-style-name="normal" style:list-style-name="WWNum9">
      <style:paragraph-properties fo:margin-left="1.5in" fo:margin-right="0in" fo:margin-top="0in" fo:margin-bottom="0in" style:contextual-spacing="false" fo:line-height="100%" fo:text-indent="-0.25in" style:auto-text-indent="false"/>
    </style:style>
    <style:style style:name="P47" style:family="paragraph" style:parent-style-name="normal" style:master-page-name="Standard">
      <style:paragraph-properties fo:line-height="115%" style:page-number="1"/>
      <style:text-properties style:font-name="Calibri" fo:font-size="1pt" fo:font-weight="bold" style:font-name-asian="Calibri1" style:font-size-asian="1pt" style:font-weight-asian="bold" style:font-name-complex="Calibri1" style:font-size-complex="1pt"/>
    </style:style>
    <style:style style:name="P48" style:family="paragraph" style:parent-style-name="normal">
      <style:paragraph-properties fo:line-height="115%" fo:orphans="0" fo:widows="0"/>
      <style:text-properties style:font-name="Calibri" fo:font-weight="bold" style:font-name-asian="Calibri1" style:font-weight-asian="bold" style:font-name-complex="Calibri1"/>
    </style:style>
    <style:style style:name="P49" style:family="paragraph" style:parent-style-name="normal">
      <style:paragraph-properties fo:line-height="115%"/>
      <style:text-properties style:font-name="Calibri" fo:font-weight="bold" style:font-name-asian="Calibri1" style:font-weight-asian="bold" style:font-name-complex="Calibri1"/>
    </style:style>
    <style:style style:name="P50" style:family="paragraph" style:parent-style-name="normal">
      <style:paragraph-properties fo:line-height="115%" fo:break-before="page"/>
      <style:text-properties style:font-name="Calibri" fo:font-weight="bold" style:font-name-asian="Calibri1" style:font-weight-asian="bold" style:font-name-complex="Calibri1"/>
    </style:style>
    <style:style style:name="P51" style:family="paragraph" style:parent-style-name="normal">
      <style:paragraph-properties fo:line-height="100%" fo:orphans="0" fo:widows="0"/>
      <style:text-properties style:font-name="Calibri" fo:font-weight="bold" style:font-name-asian="Calibri1" style:font-weight-asian="bold" style:font-name-complex="Calibri1"/>
    </style:style>
    <style:style style:name="P52" style:family="paragraph" style:parent-style-name="normal" style:list-style-name="WWNum13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alibri" fo:font-weight="bold" style:font-name-asian="Calibri1" style:font-weight-asian="bold" style:font-name-complex="Calibri1"/>
    </style:style>
    <style:style style:name="P53" style:family="paragraph" style:parent-style-name="normal" style:list-style-name="WWNum13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alibri" fo:font-weight="bold" style:font-name-asian="Calibri1" style:font-weight-asian="bold" style:font-name-complex="Calibri1"/>
    </style:style>
    <style:style style:name="P54" style:family="paragraph" style:parent-style-name="normal">
      <style:paragraph-properties fo:margin-top="0.1665in" fo:margin-bottom="0.1665in" style:contextual-spacing="false" fo:line-height="100%"/>
      <style:text-properties style:font-name="Calibri" style:font-name-asian="Calibri1" style:font-name-complex="Calibri1"/>
    </style:style>
    <style:style style:name="P55" style:family="paragraph" style:parent-style-name="normal" style:list-style-name="WWNum2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56" style:family="paragraph" style:parent-style-name="normal" style:list-style-name="WWNum2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57" style:family="paragraph" style:parent-style-name="normal" style:list-style-name="WWNum11">
      <style:paragraph-properties fo:margin-left="0.5in" fo:margin-right="0in" fo:margin-top="0.1665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58" style:family="paragraph" style:parent-style-name="normal" style:list-style-name="WWNum11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59" style:family="paragraph" style:parent-style-name="normal" style:list-style-name="WWNum4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0" style:family="paragraph" style:parent-style-name="normal" style:list-style-name="WWNum8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1" style:family="paragraph" style:parent-style-name="normal" style:list-style-name="WWNum8">
      <style:paragraph-properties fo:margin-left="1in" fo:margin-right="0in" fo:margin-top="0in" fo:margin-bottom="0.1665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2" style:family="paragraph" style:parent-style-name="normal" style:list-style-name="WWNum10">
      <style:paragraph-properties fo:margin-left="0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3" style:family="paragraph" style:parent-style-name="normal" style:list-style-name="WWNum10">
      <style:paragraph-properties fo:margin-left="0.5in" fo:margin-right="0in" fo:margin-top="0in" fo:margin-bottom="0.1665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4" style:family="paragraph" style:parent-style-name="normal" style:list-style-name="WWNum9">
      <style:paragraph-properties fo:margin-left="1.5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5" style:family="paragraph" style:parent-style-name="normal" style:list-style-name="WWNum9">
      <style:paragraph-properties fo:margin-left="1in" fo:margin-right="0in" fo:margin-top="0in" fo:margin-bottom="0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6" style:family="paragraph" style:parent-style-name="normal" style:list-style-name="WWNum9">
      <style:paragraph-properties fo:margin-left="1in" fo:margin-right="0in" fo:margin-top="0in" fo:margin-bottom="0.1665in" style:contextual-spacing="false" fo:line-height="100%" fo:text-indent="-0.25in" style:auto-text-indent="false"/>
      <style:text-properties style:font-name="Calibri" style:font-name-asian="Calibri1" style:font-name-complex="Calibri1"/>
    </style:style>
    <style:style style:name="P67" style:family="paragraph" style:parent-style-name="normal">
      <style:text-properties style:font-name="Calibri" style:font-name-asian="Calibri1" style:font-name-complex="Calibri1"/>
    </style:style>
    <style:style style:name="P68" style:family="paragraph" style:parent-style-name="normal" style:list-style-name="WWNum3">
      <style:paragraph-properties fo:margin-left="0.5in" fo:margin-right="0in" fo:line-height="100%" fo:orphans="0" fo:widows="0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69" style:family="paragraph" style:parent-style-name="normal" style:list-style-name="WWNum6">
      <style:paragraph-properties fo:margin-left="0.5in" fo:margin-right="0in" fo:line-height="115%" fo:orphans="0" fo:widows="0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0" style:family="paragraph" style:parent-style-name="normal">
      <style:paragraph-properties fo:line-height="115%" fo:orphans="0" fo:widows="0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1" style:family="paragraph" style:parent-style-name="normal" style:list-style-name="WWNum1">
      <style:paragraph-properties fo:margin-left="0.5in" fo:margin-right="0in" fo:margin-top="0in" fo:margin-bottom="0in" style:contextual-spacing="false" fo:line-height="115%" fo:orphans="0" fo:widows="0" fo:text-indent="-0.25in" style:auto-text-indent="false"/>
      <style:text-properties fo:color="#3c4043" loext:opacity="100%" style:font-name="Calibri" fo:font-size="10.5pt" style:font-name-asian="Calibri1" style:font-size-asian="10.5pt" style:font-name-complex="Calibri1" style:font-size-complex="10.5pt"/>
    </style:style>
    <style:style style:name="P72" style:family="paragraph" style:parent-style-name="normal" style:list-style-name="WWNum12">
      <style:paragraph-properties fo:margin-left="0.5in" fo:margin-right="0in" fo:line-height="115%" fo:orphans="0" fo:widows="0" fo:text-indent="-0.25in" style:auto-text-indent="false"/>
      <style:text-properties fo:color="#434343" loext:opacity="100%" style:font-name="Calibri" style:font-name-asian="Calibri1" style:font-name-complex="Calibri1"/>
    </style:style>
    <style:style style:name="P73" style:family="paragraph" style:parent-style-name="normal" style:list-style-name="WWNum7">
      <style:paragraph-properties fo:margin-left="0.5in" fo:margin-right="0in" fo:line-height="115%" fo:text-indent="-0.25in" style:auto-text-indent="false"/>
      <style:text-properties fo:color="#434343" loext:opacity="100%" style:font-name="Calibri" style:font-name-asian="Calibri1" style:font-name-complex="Calibri1"/>
    </style:style>
    <style:style style:name="P74" style:family="paragraph" style:parent-style-name="normal">
      <style:paragraph-properties fo:margin-left="0in" fo:margin-right="0in" fo:line-height="115%" fo:text-indent="0in" style:auto-text-indent="false"/>
      <style:text-properties fo:color="#434343" loext:opacity="100%" style:font-name="Calibri" style:font-name-asian="Calibri1" style:font-name-complex="Calibri1"/>
    </style:style>
    <style:style style:name="T1" style:family="text">
      <style:text-properties style:font-name="Calibri" fo:font-weight="bold" style:font-name-asian="Calibri1" style:font-weight-asian="bold" style:font-name-complex="Calibri1"/>
    </style:style>
    <style:style style:name="T2" style:family="text">
      <style:text-properties style:font-name="Calibri" style:font-name-asian="Calibri1" style:font-name-complex="Calibri1"/>
    </style:style>
    <style:style style:name="T3" style:family="text">
      <style:text-properties fo:color="#434343" loext:opacity="100%" style:font-name="Calibri" style:font-name-asian="Calibri1" style:font-name-complex="Calibri1"/>
    </style:style>
    <style:style style:name="T4" style:family="text">
      <style:text-properties fo:color="#1155cc" loext:opacity="100%" style:font-name="Calibri" style:text-underline-style="solid" style:text-underline-width="auto" style:text-underline-color="font-color" style:font-name-asian="Calibri1" style:font-name-complex="Calibri1"/>
    </style:style>
    <style:style style:name="T5" style:family="text">
      <style:text-properties fo:color="#4ec9b0" loext:opacity="100%" style:font-name="Calibri" fo:font-size="14pt" style:font-name-asian="Calibri1" style:font-size-asian="14pt" style:font-name-complex="Calibri1" style:font-size-complex="14pt"/>
    </style:style>
    <style:style style:name="T6" style:family="text">
      <style:text-properties fo:color="#cccccc" loext:opacity="100%" style:font-name="Calibri" fo:font-size="14pt" style:font-name-asian="Calibri1" style:font-size-asian="14pt" style:font-name-complex="Calibri1" style:font-size-complex="14pt"/>
    </style:style>
    <style:style style:name="T7" style:family="text">
      <style:text-properties fo:color="#9cdcfe" loext:opacity="100%" style:font-name="Calibri" fo:font-size="14pt" style:font-name-asian="Calibri1" style:font-size-asian="14pt" style:font-name-complex="Calibri1" style:font-size-complex="14pt"/>
    </style:style>
    <style:style style:name="T8" style:family="text">
      <style:text-properties fo:color="#d4d4d4" loext:opacity="100%" style:font-name="Calibri" fo:font-size="14pt" style:font-name-asian="Calibri1" style:font-size-asian="14pt" style:font-name-complex="Calibri1" style:font-size-complex="14pt"/>
    </style:style>
    <style:style style:name="T9" style:family="text">
      <style:text-properties fo:color="#dcdcaa" loext:opacity="100%" style:font-name="Calibri" fo:font-size="14pt" style:font-name-asian="Calibri1" style:font-size-asian="14pt" style:font-name-complex="Calibri1" style:font-size-complex="14pt"/>
    </style:style>
    <style:style style:name="T10" style:family="text">
      <style:text-properties fo:color="#ce9178" loext:opacity="100%" style:font-name="Calibri" fo:font-size="14pt" style:font-name-asian="Calibri1" style:font-size-asian="14pt" style:font-name-complex="Calibri1" style:font-size-complex="14pt"/>
    </style:style>
    <style:style style:name="T11" style:family="text">
      <style:text-properties fo:color="#188038" loext:opacity="100%" style:font-name="Calibri" style:font-name-asian="Calibri1" style:font-name-complex="Calibri1"/>
    </style:style>
    <style:style style:name="T12" style:family="text">
      <style:text-properties fo:color="#188038" loext:opacity="100%" style:font-name="Calibri" fo:font-weight="bold" style:font-name-asian="Calibri1" style:font-weight-asian="bold" style:font-name-complex="Calibri1"/>
    </style:style>
    <style:style style:name="T13" style:family="text">
      <style:text-properties fo:color="#188038" loext:opacity="100%" style:font-name="Roboto Mono" style:font-name-asian="Roboto Mono1" style:font-name-complex="Roboto Mono1"/>
    </style:style>
    <style:style style:name="T14" style:family="text">
      <style:text-properties fo:color="#0000ff" loext:opacity="100%" fo:font-weight="bold" style:font-weight-asian="bold"/>
    </style:style>
    <style:style style:name="T15" style:family="text">
      <style:text-properties officeooo:rsid="0019efe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Nom i Cognom:</text:p>
          </table:table-cell>
          <table:table-cell table:style-name="Table1.B1" office:value-type="string">
            <text:p text:style-name="P16">Marc Arqués </text:p>
          </table:table-cell>
        </table:table-row>
        <table:table-row table:style-name="Table1.1">
          <table:table-cell table:style-name="Table1.A1" office:value-type="string">
            <text:p text:style-name="P48">Enllaç al repositori Git:</text:p>
          </table:table-cell>
          <table:table-cell table:style-name="Table1.B1" office:value-type="string">
            <text:p text:style-name="P15">https://github.com/MarcArques/MP06-<text:span text:style-name="T15">Datos</text:span></text:p>
          </table:table-cell>
        </table:table-row>
      </table:table>
      <text:p text:style-name="P13"/>
      <text:p text:style-name="P1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5">Objectius:</text:p>
            <text:list xml:id="list4124551469" text:style-name="WWNum3">
              <text:list-item>
                <text:p text:style-name="P68">Aprendre a escriure i llegir arxius de text en Java mitjançant fluxos de dades, manipular fitxers en diversos formats, i aplicar bones pràctiques en la gestió i manipulació de fitxers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8">Instruccions:</text:p>
            <text:list xml:id="list2952596153" text:style-name="WWNum6">
              <text:list-item>
                <text:p text:style-name="P69">Desenvolupa el codi necessari per a cada exercici seguint les especificacions indicades. El codi ha de superar els tests proporcionats per garantir-ne la funcionalitat.</text:p>
              </text:list-item>
              <text:list-item>
                <text:p text:style-name="P69">En cas d’haver de contestar alguna pregunta en aquest document, cal fer-ho dins del quadre indicat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<text:span text:style-name="T1">Criteris d’avaluació:</text:span><text:span text:style-name="T2"> </text:span></text:p>
            <text:p text:style-name="P70">Cada exercici tindrà la mateixa puntuació. Es valorarà:</text:p>
            <text:list xml:id="list1439600315" text:style-name="WWNum1">
              <text:list-item>
                <text:p text:style-name="P71">Format correcte del codi (indentació i compliment de la guia d’estil de Java).</text:p>
              </text:list-item>
              <text:list-item>
                <text:p text:style-name="P71">Noms clars i descriptius per a mètodes i variables.</text:p>
              </text:list-item>
              <text:list-item>
                <text:p text:style-name="P71">Qualitat general del codi, amb comentaris explicatius quan sigui necessari.</text:p>
              </text:list-item>
              <text:list-item>
                <text:p text:style-name="P71">Les còpies seran penalitzades amb una puntuació de 0.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48">Entrega:</text:p>
            <text:list xml:id="list2957916768" text:style-name="WWNum12">
              <text:list-item>
                <text:p text:style-name="P72">Repositori Git privat, compartit amb l’usuari jpala4-ieti, que contingui el codi complet de la pràctica.</text:p>
              </text:list-item>
              <text:list-item>
                <text:p text:style-name="P72">Subdirectori "doc" dins del repositori amb el fitxer memoria.pdf.</text:p>
              </text:list-item>
              <text:list-item>
                <text:p text:style-name="P72">URL del repositori: S’ha de pujar a Moodle.</text:p>
              </text:list-item>
            </text:list>
          </table:table-cell>
        </table:table-row>
      </table:table>
      <text:p text:style-name="P17"/>
      <text:p text:style-name="P14">Recursos i materials:</text:p>
      <text:list xml:id="list3146207862" text:style-name="WWNum7">
        <text:list-item>
          <text:p text:style-name="P73">JDK de Java versió 21, Maven i Git instal·lats.</text:p>
        </text:list-item>
        <text:list-item>
          <text:p text:style-name="P73">Eina de programació: necessiteu una IDE per programar en Java (VS Code, IntelliJ, o una altra).</text:p>
        </text:list-item>
        <text:list-item>
          <text:p text:style-name="P28"><text:span text:style-name="T3">Repositori amb exemples: <text:s/></text:span><text:a xlink:type="simple" xlink:href="https://github.com/jpala4-ieti/DAM-M06-UF01-Repositori-Referencia-24-25" text:style-name="Standard" text:visited-style-name="Standard"><text:span text:style-name="T4">https://github.com/jpala4-ieti/DAM-M06-UF01-Repositori-Referencia-24-25</text:span></text:a><text:span text:style-name="T3"> (llegiu el fitxer README.md per obtenir instruccions sobre com executar-lo).</text:span></text:p>
        </text:list-item>
        <text:list-item>
          <text:p text:style-name="P73">Altres recursos: Podeu utilitzar Google per buscar tutorials que us ajudin a resoldre els exercicis.</text:p>
        </text:list-item>
      </text:list>
      <text:p text:style-name="P21"/>
      <text:p text:style-name="P21">Punt de partida de la pràctica:</text:p>
      <text:p text:style-name="P3"><text:a xlink:type="simple" xlink:href="https://github.com/jpala4-ieti/DAM-M06-UF01-PR1.1-24-25-Practica-Punt-Partida.git" text:style-name="Standard" text:visited-style-name="Standard"><text:span text:style-name="T4">https://github.com/jpala4-ieti/DAM-M06-UF01-PR1.1-24-25-Practica-Punt-Partida.git</text:span></text:a><text:span text:style-name="T3"> </text:span></text:p>
      <text:p text:style-name="P14"><text:soft-page-break/></text:p>
      <text:p text:style-name="P14"/>
      <text:p text:style-name="P50">Resol els exercicis proposats. El directori de treball ha de ser ‘data’, de la mateixa forma que es fa en el repositori d’exemples</text:p>
      <text:p text:style-name="P14"><text:s/></text:p>
      <text:p text:style-name="P22"><text:span text:style-name="T5">String</text:span><text:span text:style-name="T6"> </text:span><text:span text:style-name="T7">camiBase</text:span><text:span text:style-name="T6"> </text:span><text:span text:style-name="T8">=</text:span><text:span text:style-name="T6"> </text:span><text:span text:style-name="T5">System</text:span><text:span text:style-name="T6">.</text:span><text:span text:style-name="T9">getProperty</text:span><text:span text:style-name="T6">(</text:span><text:span text:style-name="T10">"user.dir"</text:span><text:span text:style-name="T6">) </text:span><text:span text:style-name="T8">+</text:span><text:span text:style-name="T6"> </text:span><text:span text:style-name="T10">"/data/"</text:span><text:span text:style-name="T6">;</text:span></text:p>
      <text:p text:style-name="P14"/>
      <text:p text:style-name="P17"/>
      <text:p text:style-name="Heading_20_2"><text:bookmark text:name="_2w0xpabmhdel"/></text:p>
      <text:p text:style-name="P10"><text:bookmark text:name="_tmnklww2agg8"/>Exercici 0: Llegir contingut d’un fitxer i mostrar-lo per pantalla amb números de línia</text:p>
      <text:p text:style-name="P9"><text:span text:style-name="T2">Crea un programa anomenat </text:span><text:span text:style-name="T11">PR110ReadFile.java</text:span><text:span text:style-name="T2">.</text:span></text:p>
      <text:p text:style-name="P54">Des dins del programa, realitza les següents tasques:</text:p>
      <text:list xml:id="list1425342190" text:style-name="WWNum2">
        <text:list-item>
          <text:p text:style-name="P29"><text:span text:style-name="T2">Llegeix el contingut del fitxer </text:span><text:span text:style-name="T11">GestioTasques.java</text:span><text:span text:style-name="T2">, que es troba dins del directori </text:span><text:span text:style-name="T11">data</text:span><text:span text:style-name="T2">. La ruta del fitxer serà </text:span><text:span text:style-name="T11">System.getProperty("user.dir") + "/data/GestioTasques.java"</text:span><text:span text:style-name="T2">.</text:span></text:p>
        </text:list-item>
        <text:list-item>
          <text:p text:style-name="P55">Mostra per pantalla tot el contingut del fitxer, afegint el número de línia davant de cada línia de text.</text:p>
        </text:list-item>
        <text:list-item>
          <text:p text:style-name="P30"><text:span text:style-name="T2">El format del número de línia serà el següent: cada línia ha d'estar precedida per un número seguit de dos punts (</text:span><text:span text:style-name="T11">:</text:span><text:span text:style-name="T2">) i un espai abans del contingut de la línia. Ex.: </text:span><text:span text:style-name="T11">1: Aquesta és una línia de prova</text:span><text:span text:style-name="T2">.</text:span></text:p>
        </text:list-item>
        <text:list-item>
          <text:p text:style-name="P56">Si el fitxer no existeix o es produeix un error de lectura, el programa ha de gestionar l'error i mostrar un missatge adequat, evitant que l'execució es finalitzi de manera abrupta.</text:p>
        </text:list-item>
      </text:list>
      <text:p text:style-name="P18"/>
      <text:p text:style-name="P10"><text:bookmark text:name="_cpj7zzkp2byq"/><text:span text:style-name="T14">Exercici 1:</text:span> Creació, manipulació i llistat d'arxius</text:p>
      <text:p text:style-name="P9"><text:span text:style-name="T2">Crea un programa anomenat </text:span><text:span text:style-name="T11">PR111Files.java</text:span><text:span text:style-name="T2">.</text:span></text:p>
      <text:p text:style-name="P54">Des dins del programa, realitza les següents tasques:</text:p>
      <text:list xml:id="list3103064278" text:style-name="WWNum5">
        <text:list-item>
          <text:p text:style-name="P31"><text:span text:style-name="T2">Crea una carpeta anomenada </text:span><text:span text:style-name="T11">myFiles</text:span><text:span text:style-name="T2"> dins del directori </text:span><text:span text:style-name="T11">data/pr111</text:span><text:span text:style-name="T2">, la qual es troba a la ruta del projecte. La ruta del directori serà </text:span><text:span text:style-name="T11">System.getProperty("user.dir") + "/data/pr111/myFiles"</text:span><text:span text:style-name="T2">.</text:span></text:p>
        </text:list-item>
        <text:list-item>
          <text:p text:style-name="P32"><text:span text:style-name="T2">Dins d'aquesta carpeta, crea dos arxius: </text:span><text:span text:style-name="T11">file1.txt</text:span><text:span text:style-name="T2"> i </text:span><text:span text:style-name="T11">file2.txt</text:span><text:span text:style-name="T2">.</text:span></text:p>
        </text:list-item>
        <text:list-item>
          <text:p text:style-name="P32"><text:span text:style-name="T2">Renombra l'arxiu </text:span><text:span text:style-name="T11">file2.txt</text:span><text:span text:style-name="T2"> a </text:span><text:span text:style-name="T11">renamedFile.txt</text:span><text:span text:style-name="T2">.</text:span></text:p>
        </text:list-item>
        <text:list-item>
          <text:p text:style-name="P32"><text:span text:style-name="T2">Mostra un llistat dels arxius dins de la carpeta </text:span><text:span text:style-name="T11">myFiles</text:span><text:span text:style-name="T2"> amb el missatge: “Els arxius de la carpeta són:”.</text:span></text:p>
        </text:list-item>
        <text:list-item>
          <text:p text:style-name="P32"><text:span text:style-name="T2">Elimina l'arxiu </text:span><text:span text:style-name="T11">file1.txt</text:span><text:span text:style-name="T2">.</text:span></text:p>
        </text:list-item>
        <text:list-item>
          <text:p text:style-name="P33"><text:span text:style-name="T2">Torna a mostrar un llistat dels arxius dins de la carpeta </text:span><text:span text:style-name="T11">myFiles</text:span><text:span text:style-name="T2"> amb el missatge: “Els arxius de la carpeta són:”.</text:span></text:p>
        </text:list-item>
      </text:list>
      <text:p text:style-name="P18"/>
      <text:p text:style-name="P10"><text:bookmark text:name="_hld9obcpql5w"/><text:span text:style-name="T14">Exercici 2:</text:span> Simulació de la comanda cat</text:p>
      <text:p text:style-name="P9"><text:span text:style-name="T2">Crea un programa anomenat </text:span><text:span text:style-name="T11">PR112cat.java</text:span><text:span text:style-name="T2">.</text:span></text:p>
      <text:p text:style-name="P54">Des dins del programa, realitza les següents tasques:</text:p>
      <text:list xml:id="list174385432" text:style-name="WWNum11">
        <text:list-item>
          <text:p text:style-name="P57">El programa haurà d'acceptar com a entrada la ruta d'un arxiu de text com a argument a l'hora d'executar-lo. La ruta del fitxer es passarà com a paràmetre en executar el programa.</text:p>
        </text:list-item>
        <text:list-item>
          <text:p text:style-name="P34"><text:span text:style-name="T2">Si la ruta proporcionada correspon a un </text:span><text:span text:style-name="T1">fitxer de text</text:span><text:span text:style-name="T2">:</text:span></text:p>
          <text:list>
            <text:list-item>
              <text:p text:style-name="P36"><text:span text:style-name="T2">Llegeix el contingut del fitxer en </text:span><text:span text:style-name="T1">codificació UTF-8</text:span><text:span text:style-name="T2">.</text:span></text:p>
            </text:list-item>
            <text:list-item>
              <text:p text:style-name="P58">Mostra el contingut del fitxer per pantalla.</text:p>
            </text:list-item>
          </text:list>
        </text:list-item>
        <text:list-item>
          <text:p text:style-name="P34"><text:span text:style-name="T2">Si la ruta proporcionada correspon a una </text:span><text:span text:style-name="T1">carpeta</text:span><text:span text:style-name="T2">, mostra el missatge: </text:span><text:span text:style-name="T1">"El path no correspon a un arxiu, sinó a una carpeta."</text:span><text:span text:style-name="T2">.</text:span></text:p>
        </text:list-item>
        <text:list-item>
          <text:p text:style-name="P35"><text:span text:style-name="T2">Si la ruta proporcionada </text:span><text:span text:style-name="T1">no correspon a un fitxer existent</text:span><text:span text:style-name="T2"> o es produeix qualsevol altre error, mostra el missatge: </text:span><text:span text:style-name="T1">"El fitxer no existeix o no és accessible."</text:span><text:span text:style-name="T2">.</text:span></text:p>
        </text:list-item>
      </text:list>
      <text:p text:style-name="P9"><text:span text:style-name="T1">Nota</text:span><text:span text:style-name="T2">: Gestiona adequadament possibles errors de lectura del fitxer i assegura que el programa no falli de manera abrupta. Assegura't que el contingut dels fitxers es llegeix amb la codificació UTF-8.</text:span></text:p>
      <text:p text:style-name="P11"><text:bookmark text:name="_t1y0m8xtj8jq"/></text:p>
      <text:p text:style-name="P7"><text:bookmark text:name="_3qxcwngryn9t"/>Exercici 3: Creació d'un arxiu amb frases de Matrix (UTF-8)</text:p>
      <text:p text:style-name="P9"><text:span text:style-name="T2">Desenvolupa un programa que escrigui les següents frases en l'arxiu </text:span><text:span text:style-name="T12">frasesMatrix.txt</text:span><text:span text:style-name="T2">:</text:span></text:p>
      <text:list xml:id="list1901597455" text:style-name="WWNum13">
        <text:list-item>
          <text:p text:style-name="P52">"I can only show you the door"</text:p>
        </text:list-item>
        <text:list-item>
          <text:p text:style-name="P53">"You're the one that has to walk through it"</text:p>
        </text:list-item>
      </text:list>
      <text:p text:style-name="P12"><text:bookmark text:name="_qqkvyufylcn"/>Requisits generals:</text:p>
      <text:list xml:id="list1549367589" text:style-name="WWNum4">
        <text:list-item>
          <text:p text:style-name="P37"><text:span text:style-name="T2">El fitxer </text:span><text:span text:style-name="T12">frasesMatrix.txt</text:span><text:span text:style-name="T2"> es trobarà dins el directori </text:span><text:span text:style-name="T12">data</text:span><text:span text:style-name="T2">, situat a la ruta del projecte. Utilitza </text:span><text:span text:style-name="T1">UTF-8</text:span><text:span text:style-name="T2"> com a codificació per escriure i llegir l'arxiu.</text:span></text:p>
        </text:list-item>
        <text:list-item>
          <text:p text:style-name="P59">Cada frase ha de ser escrita en una nova línia, i l'arxiu ha d'acabar amb una línia en blanc.</text:p>
        </text:list-item>
        <text:list-item>
          <text:p text:style-name="P38"><text:span text:style-name="T2">La ruta del fitxer es pot definir com:<text:line-break/></text:span><text:span text:style-name="T12">String camiFitxer = System.getProperty("user.dir") + "/data/frasesMatrix.txt";</text:span></text:p>
        </text:list-item>
      </text:list>
      <text:p text:style-name="P8"><text:bookmark text:name="_zcpij0hef0md"/>Requisits específics:</text:p>
      <text:list xml:id="list2160576147" text:style-name="WWNum8">
        <text:list-item>
          <text:p text:style-name="P39"><text:span text:style-name="T1">PR113sobreescriu.java</text:span><text:span text:style-name="T2">:<text:line-break/>Aquesta versió sobreescriurà l'arxiu </text:span><text:span text:style-name="T12">frasesMatrix.txt</text:span><text:span text:style-name="T2"> cada vegada que s'executi.</text:span></text:p>
          <text:list>
            <text:list-item>
              <text:p text:style-name="P60">Escriviu les frases a l'arxiu de manera que qualsevol contingut anterior es perdi.</text:p>
            </text:list-item>
            <text:list-item>
              <text:p text:style-name="P60">Recordeu afegir una línia en blanc al final de l'arxiu.</text:p>
            </text:list-item>
          </text:list>
        </text:list-item>
        <text:list-item>
          <text:p text:style-name="P40"><text:span text:style-name="T1">PR113append.java</text:span><text:span text:style-name="T2">:<text:line-break/>Aquesta versió afegeix les frases al final de l'arxiu </text:span><text:span text:style-name="T12">frasesMatrix.txt</text:span><text:span text:style-name="T2"> sense esborrar el contingut anterior.</text:span></text:p>
          <text:list>
            <text:list-item>
              <text:p text:style-name="P60">Cada execució ha d'afegir les dues frases seguides d'una línia en blanc al final del fitxer.</text:p>
            </text:list-item>
            <text:list-item>
              <text:p text:style-name="P61">Comprova que el contingut existent es manté i que es van afegint correctament les noves línies.</text:p>
            </text:list-item>
          </text:list>
        </text:list-item>
      </text:list>
      <text:p text:style-name="P19"/>
      <text:p text:style-name="P7"><text:bookmark text:name="_vpcshvuh9zef"/>Exercici 4: Generació d'un arxiu amb números aleatoris (UTF-8)</text:p>
      <text:p text:style-name="P9"><text:span text:style-name="T2">Crea un programa anomenat </text:span><text:span text:style-name="T12">PR114linies.java</text:span><text:span text:style-name="T2"> que implementi aquesta funcionalitat.</text:span></text:p>
      <text:list xml:id="list1661200286" text:style-name="WWNum10">
        <text:list-item>
          <text:p text:style-name="P41"><text:span text:style-name="T2">El fitxer es guardarà dins del directori </text:span><text:span text:style-name="T12">data</text:span><text:span text:style-name="T2">, situat a la ruta del projecte (</text:span><text:span text:style-name="T12">String camiFitxer = System.getProperty("user.dir") + "/data/numeros.txt";</text:span><text:span text:style-name="T2">)</text:span></text:p>
        </text:list-item>
        <text:list-item>
          <text:p text:style-name="P42"><text:span text:style-name="T2">El programa ha de generar exactament </text:span><text:span text:style-name="T1">10 números aleatoris</text:span><text:span text:style-name="T2">, cada un en una línia separada.</text:span></text:p>
        </text:list-item>
        <text:list-item>
          <text:p text:style-name="P42"><text:span text:style-name="T2">Utilitza la codificació </text:span><text:span text:style-name="T1">UTF-8</text:span><text:span text:style-name="T2"> per escriure els números en el fitxer.</text:span></text:p>
        </text:list-item>
        <text:list-item>
          <text:p text:style-name="P62">Cada número ha de ser un valor enter aleatori generat entre 0 i 99 (ambdós inclosos).</text:p>
        </text:list-item>
        <text:list-item>
          <text:p text:style-name="P42"><text:span text:style-name="T2">Assegura't que cada número estigui separat per un </text:span><text:span text:style-name="T1">salt de línia</text:span><text:span text:style-name="T2">.</text:span></text:p>
        </text:list-item>
        <text:list-item>
          <text:p text:style-name="P63">En aquest cas, després del darrer número no hi ha un salt de línia.</text:p>
        </text:list-item>
      </text:list>
      <text:p text:style-name="P10"><text:bookmark text:name="_kts8iksy4xsy"/><text:span text:style-name="T14">Exercici 5:</text:span> Simulació de la comanda cp</text:p>
      <text:p text:style-name="P9"><text:span text:style-name="T2">Crea un programa anomenat </text:span><text:span text:style-name="T13">PR115cp.java</text:span><text:span text:style-name="T2"> que simuli la funcionalitat de la comanda Unix </text:span><text:span text:style-name="T13">cp</text:span><text:span text:style-name="T2"> per copiar fitxers de text.</text:span></text:p>
      <text:list xml:id="list3382551056" text:style-name="WWNum9">
        <text:list-item>
          <text:p text:style-name="P43"><text:span text:style-name="T1">Arguments del programa</text:span><text:span text:style-name="T2">:</text:span></text:p>
          <text:list>
            <text:list-item>
              <text:p text:style-name="P45"><text:span text:style-name="T2">L'usuari haurà de passar </text:span><text:span text:style-name="T1">dues rutes</text:span><text:span text:style-name="T2"> com a arguments:</text:span></text:p>
              <text:list>
                <text:list-item>
                  <text:p text:style-name="P46"><text:span text:style-name="T2">El primer argument serà la </text:span><text:span text:style-name="T1">ruta de l'arxiu origen</text:span><text:span text:style-name="T2"> que es vol copiar.</text:span></text:p>
                </text:list-item>
                <text:list-item>
                  <text:p text:style-name="P46"><text:span text:style-name="T2">El segon argument serà la </text:span><text:span text:style-name="T1">ruta de destinació</text:span><text:span text:style-name="T2"> on es vol guardar la còpia.</text:span></text:p>
                </text:list-item>
              </text:list>
            </text:list-item>
          </text:list>
        </text:list-item>
        <text:list-item>
          <text:p text:style-name="P44"><text:span text:style-name="T1">Funcionalitat</text:span><text:span text:style-name="T2">:</text:span></text:p>
          <text:list>
            <text:list-item>
              <text:p text:style-name="P45"><text:span text:style-name="T1">Verificació de l'existència del fitxer</text:span><text:span text:style-name="T2">:</text:span></text:p>
              <text:list>
                <text:list-item>
                  <text:p text:style-name="P64">El programa ha de comprovar si el fitxer d'origen existeix i si és un fitxer de text.</text:p>
                </text:list-item>
              </text:list>
            </text:list-item>
            <text:list-item>
              <text:p text:style-name="P45"><text:span text:style-name="T1">Còpia del contingut</text:span><text:span text:style-name="T2">:</text:span></text:p>
              <text:list>
                <text:list-item>
                  <text:p text:style-name="P64">El contingut del fitxer origen es copiarà línia a línia a l'arxiu de destinació.</text:p>
                </text:list-item>
              </text:list>
            </text:list-item>
            <text:list-item>
              <text:p text:style-name="P45"><text:span text:style-name="T1">Codificació UTF-8</text:span><text:span text:style-name="T2">:</text:span></text:p>
              <text:list>
                <text:list-item>
                  <text:p text:style-name="P64">Totes les operacions de lectura i escriptura han de fer-se amb codificació UTF-8.</text:p>
                </text:list-item>
              </text:list>
            </text:list-item>
            <text:list-item>
              <text:p text:style-name="P45"><text:span text:style-name="T1">Línia en blanc final</text:span><text:span text:style-name="T2">:</text:span></text:p>
              <text:list>
                <text:list-item>
                  <text:p text:style-name="P64">Si el fitxer d'origen acaba amb una línia en blanc, s'ha de copiar tal com està, afegint també la línia en blanc al fitxer de destinació.</text:p>
                </text:list-item>
              </text:list>
            </text:list-item>
          </text:list>
        </text:list-item>
        <text:list-item>
          <text:p text:style-name="P44"><text:span text:style-name="T1">Advertències</text:span><text:span text:style-name="T2">:</text:span></text:p>
          <text:list>
            <text:list-item>
              <text:p text:style-name="P65">Si l'arxiu de destinació ja existeix, el programa ha de mostrar un missatge d'advertència indicant que l'arxiu serà sobreescrit.</text:p>
            </text:list-item>
          </text:list>
        </text:list-item>
        <text:list-item>
          <text:p text:style-name="P44"><text:span text:style-name="T1">Comportament final</text:span><text:span text:style-name="T2">:</text:span></text:p>
          <text:list>
            <text:list-item>
              <text:p text:style-name="P66">El programa ha de mostrar un missatge indicant que la còpia s'ha realitzat correctament, o un missatge d'error si la còpia falla.</text:p>
            </text:list-item>
          </text:list>
        </text:list-item>
      </text:list>
      <text:p text:style-name="P20"/>
      <text:p text:style-name="normal">Exemple d’ús:</text:p>
      <text:p text:style-name="P23">java PR115cp /ruta/origen.txt /ruta/desti.txt</text:p>
      <text:p text:style-name="P10"><text:bookmark text:name="_dj043v5dsra0"/>Exercicis d’ampliació (opcional)</text:p>
      <text:p text:style-name="P9"><text:span text:style-name="T2">Nom del programa </text:span><text:span text:style-name="T11">PR11_ampliacio.java.</text:span></text:p>
      <text:p text:style-name="P18">Genera un fitxer de text amb emojis en el directori ‘data’ fent servir aquesta llibreria </text:p>
      <text:p text:style-name="normal"><text:a xlink:type="simple" xlink:href="https://github.com/vdurmont/emoji-java" text:style-name="Standard" text:visited-style-name="Standard"><text:span text:style-name="T4">https://github.com/vdurmont/emoji-java</text:span></text:a><text:span text:style-name="T2"> </text:span></text:p>
      <text:p text:style-name="P18"/>
      <text:p text:style-name="normal"><text:span text:style-name="T2">El contingut exacte del fitxer generat el pots decidir tu mateix. S’ha d’anomenar </text:span><text:span text:style-name="T11">“emojis.txt”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keep-together="always" fo:keep-with-next="always"/>
      <style:text-properties fo:color="#0000ff" loext:opacity="100%"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color="#434343" loext:opacity="100%" fo:font-size="12pt" style:text-underline-style="solid" style:text-underline-width="auto" style:text-underline-color="font-color" style:font-size-asian="12pt" style:font-size-complex="12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2708in" fo:margin-left="0.0069in" fo:margin-top="0in" fo:margin-bottom="0in" table:align="left" style:writing-mode="lr-tb"/>
    </style:style>
    <style:style style:name="Table3.A" style:family="table-column">
      <style:table-column-properties style:column-width="0.4688in"/>
    </style:style>
    <style:style style:name="Table3.B" style:family="table-column">
      <style:table-column-properties style:column-width="2.0625in"/>
    </style:style>
    <style:style style:name="Table3.C" style:family="table-column">
      <style:table-column-properties style:column-width="3.7396in"/>
    </style:style>
    <style:style style:name="Table3.1" style:family="table-row">
      <style:table-row-properties style:min-row-height="0.5646in" fo:keep-together="auto"/>
    </style:style>
    <style:style style:name="Table3.A1" style:family="table-cell">
      <style:table-cell-properties style:vertical-align="" fo:background-color="transparent" fo:padding="0in" fo:border="1pt solid #f3f3f3">
        <style:background-image/>
      </style:table-cell-properties>
    </style:style>
    <style:style style:name="Table4" style:family="table">
      <style:table-properties style:width="6.2701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3.1347in"/>
    </style:style>
    <style:style style:name="Table4.B" style:family="table-column">
      <style:table-column-properties style:column-width="3.135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0694in" fo:border="none">
        <style:background-image/>
      </style:table-cell-properties>
    </style:style>
    <style:style style:name="MP1" style:family="paragraph" style:parent-style-name="normal">
      <style:paragraph-properties fo:line-height="115%"/>
    </style:style>
    <style:style style:name="MP2" style:family="paragraph" style:parent-style-name="normal">
      <style:paragraph-properties fo:text-align="justify" style:justify-single-word="false" fo:orphans="0" fo:widows="0"/>
    </style:style>
    <style:style style:name="MP3" style:family="paragraph" style:parent-style-name="normal">
      <style:paragraph-properties fo:text-align="justify" style:justify-single-word="false" fo:orphans="0" fo:widows="0"/>
      <style:text-properties fo:font-size="9pt" style:font-size-asian="9pt" style:font-size-complex="9pt"/>
    </style:style>
    <style:style style:name="MP4" style:family="paragraph" style:parent-style-name="normal">
      <style:paragraph-properties fo:text-align="justify" style:justify-single-word="false" fo:orphans="0" fo:widows="0"/>
      <style:text-properties fo:font-size="9pt" fo:font-weight="bold" style:font-size-asian="9pt" style:font-weight-asian="bold" style:font-size-complex="9pt"/>
    </style:style>
    <style:style style:name="MP5" style:family="paragraph" style:parent-style-name="normal">
      <style:paragraph-properties fo:line-height="100%" fo:text-align="end" style:justify-single-word="false" fo:orphans="0" fo:widows="0"/>
    </style:style>
    <style:style style:name="MP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size="9pt" style:font-size-asian="9pt" style:font-size-complex="9pt"/>
    </style:style>
    <style:style style:name="MP7" style:family="paragraph" style:parent-style-name="normal">
      <style:paragraph-properties fo:line-height="100%" fo:orphans="0" fo:widows="0"/>
      <style:text-properties fo:font-size="9pt" style:font-size-asian="9pt" style:font-size-complex="9pt"/>
    </style:style>
    <style:style style:name="MP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end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0.3902in" svg:height="0.4543in" draw:z-index="9"><draw:image xlink:href="Pictures/10000000000000D1000000F16CB7654E202A0B4A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>Generalitat de Catalunya</text:p>
              <text:p text:style-name="MP3">Departament d’Educació</text:p>
              <text:p text:style-name="MP4">Institut Esteve Terradas i Illa</text:p>
            </table:table-cell>
            <table:table-cell table:style-name="Table3.A1" office:value-type="string">
              <text:p text:style-name="MP5">CFGM: Desenvolupament d’aplicacions multimèdia</text:p>
              <text:p text:style-name="MP5">MP06 Accés a dades</text:p>
              <text:p text:style-name="MP5">PR1.1 Lectura i escriptura de fitxers</text:p>
            </table:table-cell>
          </table:table-row>
        </table:table>
        <text:p text:style-name="normal"/>
      </style:header>
      <style:footer>
        <text:p text:style-name="normal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V1.0: elaborada per Albert Palacios</text:p>
              <text:p text:style-name="MP6">V1.1: Jordi Palà (adaptació curs 2023-24)</text:p>
              <text:p text:style-name="MP7">V1.2: Jordi Palà (adaptació curs 2024-25)</text:p>
            </table:table-cell>
            <table:table-cell table:style-name="Table4.A1" office:value-type="string">
              <text:p text:style-name="MP8"><text:page-number text:select-page="current">10</text:page-number></text:p>
            </table:table-cell>
          </table:table-row>
        </table:table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2:42:42.078968472</dc:date>
    <meta:editing-duration>PT7M49S</meta:editing-duration>
    <meta:editing-cycles>2</meta:editing-cycles>
    <meta:generator>LibreOffice/7.3.7.2$Linux_X86_64 LibreOffice_project/30$Build-2</meta:generator>
    <meta:document-statistic meta:table-count="4" meta:image-count="1" meta:object-count="0" meta:page-count="10" meta:paragraph-count="115" meta:word-count="1284" meta:character-count="8059" meta:non-whitespace-character-count="6945"/>
  </office:meta>
</office:document-meta>
</file>